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D0000021D0A7D14E692842A6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6.61cm" fo:min-width="6.36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5.196cm" fo:min-width="4.946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997cm" fo:min-width="0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0000" draw:marker-start-width="0.518cm" draw:marker-end-width="0.518cm" draw:fill="solid" draw:fill-color="#000000" draw:textarea-horizontal-align="justify" draw:textarea-vertical-align="middle" draw:auto-grow-height="false" fo:min-height="4.038cm" fo:min-width="0.288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4.038cm" fo:min-width="0.288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000000" draw:marker-start-width="0.518cm" draw:marker-end-width="0.518cm" draw:fill-color="#ffffff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draw:fill-color="#000000" draw:textarea-vertical-align="middl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0cm" svg:height="10cm" svg:x="7cm" svg:y="2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cm" svg:height="8cm" svg:x="8cm" svg:y="3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1" draw:layer="layout" svg:width="1cm" svg:height="4.5cm" draw:transform="rotate (0.785398163397448) translate (8.743cm 4.642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1cm" svg:height="4.5cm" draw:transform="rotate (-0.785398163397448) translate (11.216cm 4.642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" draw:text-style-name="P1" draw:layer="layout" svg:width="1cm" svg:height="4.5cm" draw:transform="rotate (0.785398163397448) translate (11.216cm 8.529cm)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1cm" svg:height="4.5cm" draw:transform="rotate (-0.785398163397448) translate (15.108cm 7.114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" draw:text-style-name="P1" draw:layer="layout" svg:width="1cm" svg:height="4.5cm" draw:transform="rotate (2.35619449019234) translate (8.779cm 10.9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1cm" svg:height="4.5cm" draw:transform="rotate (-2.35619449019235) translate (12.665cm 10.971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" draw:text-style-name="P1" draw:layer="layout" svg:width="1cm" svg:height="4.5cm" draw:transform="rotate (2.35619449019234) translate (12.665cm 8.493cm)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1cm" svg:height="4.5cm" draw:transform="rotate (-2.35619449019235) translate (15.143cm 7.079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polygon draw:style-name="gr6" draw:text-style-name="P3" draw:layer="layout" svg:width="2.049cm" svg:height="7.049cm" svg:x="11.05cm" svg:y="0.9cm" svg:viewBox="0 0 2050 7050" draw:points="1000,7050 2050,6050 1000,0 0,6050">
          <text:p/>
        </draw:polygon>
        <draw:polygon draw:style-name="gr7" draw:text-style-name="P4" draw:layer="layout" svg:width="0.949cm" svg:height="6.799cm" svg:x="11.15cm" svg:y="1.1cm" svg:viewBox="0 0 950 6800" draw:points="950,6800 950,0 0,5800 0,5850">
          <text:p/>
        </draw:polygon>
        <draw:polygon draw:style-name="gr6" draw:text-style-name="P3" draw:layer="layout" svg:width="2.049cm" svg:height="7.049cm" draw:transform="rotate (-3.14159265358979) translate (13.05cm 15cm)" svg:viewBox="0 0 2050 7050" draw:points="1000,7050 2050,6050 1000,0 0,6050">
          <text:p/>
        </draw:polygon>
        <draw:polygon draw:style-name="gr7" draw:text-style-name="P4" draw:layer="layout" svg:width="0.949cm" svg:height="6.799cm" draw:transform="rotate (-3.14159265358979) translate (12.95cm 14.8cm)" svg:viewBox="0 0 950 6800" draw:points="950,6800 950,0 0,5800 0,5850">
          <text:p/>
        </draw:polygon>
        <draw:polygon draw:style-name="gr6" draw:text-style-name="P3" draw:layer="layout" svg:width="2.049cm" svg:height="7.049cm" draw:transform="rotate (1.5707963267949) translate (5.05cm 8.9cm)" svg:viewBox="0 0 2050 7050" draw:points="1000,7050 2050,6050 1000,0 0,6050">
          <text:p/>
        </draw:polygon>
        <draw:polygon draw:style-name="gr7" draw:text-style-name="P4" draw:layer="layout" svg:width="0.949cm" svg:height="6.799cm" draw:transform="rotate (1.5707963267949) translate (5.25cm 8.8cm)" svg:viewBox="0 0 950 6800" draw:points="950,6800 950,0 0,5800 0,5850">
          <text:p/>
        </draw:polygon>
        <draw:polygon draw:style-name="gr6" draw:text-style-name="P3" draw:layer="layout" svg:width="2.049cm" svg:height="7.049cm" draw:transform="rotate (-1.5707963267949) translate (19.15cm 6.9cm)" svg:viewBox="0 0 2050 7050" draw:points="1000,7050 2050,6050 1000,0 0,6050">
          <text:p/>
        </draw:polygon>
        <draw:polygon draw:style-name="gr7" draw:text-style-name="P4" draw:layer="layout" svg:width="0.949cm" svg:height="6.799cm" draw:transform="rotate (-1.5707963267949) translate (18.95cm 7cm)" svg:viewBox="0 0 950 6800" draw:points="950,6800 950,0 0,5800 0,5850">
          <text:p/>
        </draw:polygon>
        <draw:frame draw:style-name="gr8" draw:text-style-name="P1" draw:layer="layout" svg:width="2.506cm" svg:height="2.506cm" svg:x="0.95cm" svg:y="0.644cm">
          <draw:image xlink:href="Pictures/100002010000021D0000021D0A7D14E692842A62.png" xlink:type="simple" xlink:show="embed" xlink:actuate="onLoad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" draw:text-style-name="P1" draw:layer="layout" svg:width="10cm" svg:height="10cm" svg:x="7cm" svg:y="2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cm" svg:height="8cm" svg:x="8cm" svg:y="3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1" draw:layer="layout" svg:width="1cm" svg:height="4.5cm" draw:transform="rotate (0.785398163397448) translate (8.743cm 4.642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1cm" svg:height="4.5cm" draw:transform="rotate (-0.785398163397448) translate (11.216cm 4.642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" draw:text-style-name="P1" draw:layer="layout" svg:width="1cm" svg:height="4.5cm" draw:transform="rotate (0.785398163397448) translate (11.216cm 8.529cm)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1cm" svg:height="4.5cm" draw:transform="rotate (-0.785398163397448) translate (15.108cm 7.114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" draw:text-style-name="P1" draw:layer="layout" svg:width="1cm" svg:height="4.5cm" draw:transform="rotate (2.35619449019234) translate (8.779cm 10.9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1cm" svg:height="4.5cm" draw:transform="rotate (-2.35619449019235) translate (12.665cm 10.971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" draw:text-style-name="P1" draw:layer="layout" svg:width="1cm" svg:height="4.5cm" draw:transform="rotate (2.35619449019234) translate (12.665cm 8.493cm)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1cm" svg:height="4.5cm" draw:transform="rotate (-2.35619449019235) translate (15.143cm 7.079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polygon draw:style-name="gr6" draw:text-style-name="P3" draw:layer="layout" svg:width="2.049cm" svg:height="7.049cm" svg:x="11.05cm" svg:y="0.9cm" svg:viewBox="0 0 2050 7050" draw:points="1000,7050 2050,6050 1000,0 0,6050">
          <text:p/>
        </draw:polygon>
        <draw:polygon draw:style-name="gr7" draw:text-style-name="P4" draw:layer="layout" svg:width="0.949cm" svg:height="6.799cm" svg:x="11.15cm" svg:y="1.1cm" svg:viewBox="0 0 950 6800" draw:points="950,6800 950,0 0,5800 0,5850">
          <text:p/>
        </draw:polygon>
        <draw:polygon draw:style-name="gr6" draw:text-style-name="P3" draw:layer="layout" svg:width="2.049cm" svg:height="7.049cm" draw:transform="rotate (-3.14159265358979) translate (13.05cm 15cm)" svg:viewBox="0 0 2050 7050" draw:points="1000,7050 2050,6050 1000,0 0,6050">
          <text:p/>
        </draw:polygon>
        <draw:polygon draw:style-name="gr7" draw:text-style-name="P4" draw:layer="layout" svg:width="0.949cm" svg:height="6.799cm" draw:transform="rotate (-3.14159265358979) translate (12.95cm 14.8cm)" svg:viewBox="0 0 950 6800" draw:points="950,6800 950,0 0,5800 0,5850">
          <text:p/>
        </draw:polygon>
        <draw:polygon draw:style-name="gr6" draw:text-style-name="P3" draw:layer="layout" svg:width="2.049cm" svg:height="7.049cm" draw:transform="rotate (1.5707963267949) translate (5.05cm 8.9cm)" svg:viewBox="0 0 2050 7050" draw:points="1000,7050 2050,6050 1000,0 0,6050">
          <text:p/>
        </draw:polygon>
        <draw:polygon draw:style-name="gr7" draw:text-style-name="P4" draw:layer="layout" svg:width="0.949cm" svg:height="6.799cm" draw:transform="rotate (1.5707963267949) translate (5.25cm 8.8cm)" svg:viewBox="0 0 950 6800" draw:points="950,6800 950,0 0,5800 0,5850">
          <text:p/>
        </draw:polygon>
        <draw:polygon draw:style-name="gr6" draw:text-style-name="P3" draw:layer="layout" svg:width="2.049cm" svg:height="7.049cm" draw:transform="rotate (-1.5707963267949) translate (19.15cm 6.9cm)" svg:viewBox="0 0 2050 7050" draw:points="1000,7050 2050,6050 1000,0 0,6050">
          <text:p/>
        </draw:polygon>
        <draw:polygon draw:style-name="gr7" draw:text-style-name="P4" draw:layer="layout" svg:width="0.949cm" svg:height="6.799cm" draw:transform="rotate (-1.5707963267949) translate (18.95cm 7cm)" svg:viewBox="0 0 950 6800" draw:points="950,6800 950,0 0,5800 0,5850">
          <text:p/>
        </draw:polygon>
        <draw:frame draw:style-name="gr8" draw:text-style-name="P1" draw:layer="layout" svg:width="2.506cm" svg:height="2.506cm" svg:x="0.95cm" svg:y="0.644cm">
          <draw:image xlink:href="Pictures/100002010000021D0000021D0A7D14E692842A62.png" xlink:type="simple" xlink:show="embed" xlink:actuate="onLoad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8" draw:text-style-name="P1" draw:layer="layout" svg:width="2.506cm" svg:height="2.506cm" svg:x="4.943cm" svg:y="0.794cm">
          <draw:image xlink:href="Pictures/100002010000021D0000021D0A7D14E692842A62.png" xlink:type="simple" xlink:show="embed" xlink:actuate="onLoad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ane </meta:initial-creator>
    <meta:creation-date>2020-05-08T17:07:19.379021201</meta:creation-date>
    <dc:date>2020-05-09T13:42:51.424477277</dc:date>
    <dc:creator>stephane </dc:creator>
    <meta:editing-duration>PT20H5M8S</meta:editing-duration>
    <meta:editing-cycles>2</meta:editing-cycles>
    <meta:generator>LibreOffice/6.0.7.3$Linux_X86_64 LibreOffice_project/00m0$Build-3</meta:generator>
    <meta:document-statistic meta:object-count="68"/>
  </office:meta>
</office:document-meta>
</file>